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51.52mm"/>
    </style:style>
    <style:style style:name="co8" style:family="table-column">
      <style:table-column-properties fo:break-before="auto" style:column-width="72.92mm"/>
    </style:style>
    <style:style style:name="co9" style:family="table-column">
      <style:table-column-properties fo:break-before="auto" style:column-width="85.83mm"/>
    </style:style>
    <style:style style:name="co10" style:family="table-column">
      <style:table-column-properties fo:break-before="auto" style:column-width="113.8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7/1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office:value-type="string" calcext:value-type="string">
            <text:p>90% phrase en trop</text:p>
          </table:table-cell>
          <table:table-cell office:value-type="string" calcext:value-type="string">
            <text:p>Manque début et ACKNOWLEDGMENT en trop</text:p>
          </table:table-cell>
          <table:table-cell office:value-type="string" calcext:value-type="string">
            <text:p>50% prend bien toute la biblio mais continue après à la seconde pag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4"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 ainsi que la discussion, else 1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90% ùanque une ligne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5] Lin_2004_Rouge.pdf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0% Ne prend pas du tout Reference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1 sur 3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1/3 bon après le saut de page sa fai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8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string" calcext:value-type="string">
            <text:p>90% manque premiere phrase et lien en trop a la fin</text:p>
          </table:table-cell>
          <table:table-cell office:value-type="string" calcext:value-type="string">
            <text:p>99% accurate, juste le numéro de page en tro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nbr left 9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0% prend le premier "References" trouver pas le vrai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9] Vanderwende_2007_Beyond_SumBasic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5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office:value-type="string" calcext:value-type="string">
            <text:p>50% car le paragraphe suivant est prit aussi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rend tjr le nombre avant conclusion mais pas un problè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n doit attendre quentin pour replace le content de l'Introduction par un espace dans le corps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JAVASCRIPT</text:p>
          </table:table-cell>
          <table:covered-table-cell table:number-columns-repeated="9"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table:number-columns-repeated="2"/>
          <table:table-cell office:value-type="string" calcext:value-type="string">
            <text:p>Phrase du dessous en trop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table:number-columns-repeated="2"/>
          <table:table-cell table:style-name="ce5" office:value-type="string" calcext:value-type="string">
            <text:p>Failed mix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[5] Lin_2004_Rouge.pdf</text:p>
          </table:table-cell>
          <table:table-cell table:style-name="ce5" table:number-columns-repeated="2"/>
          <table:table-cell table:style-name="ce5" office:value-type="string" calcext:value-type="string">
            <text:p>Manque Rouge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table:number-columns-repeated="2"/>
          <table:table-cell table:style-name="ce5" office:value-type="string" calcext:value-type="string">
            <text:p>Manque Artex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[9] Vanderwende_2007_Beyond_SumBasic.pdf</text:p>
          </table:table-cell>
          <table:table-cell table:style-name="ce5" table:number-columns-repeated="2"/>
          <table:table-cell office:value-type="string" calcext:value-type="string">
            <text:p>Phrase du dessus en trop</text:p>
          </table:table-cell>
          <table:table-cell table:style-name="ce5"/>
          <table:table-cell table:number-columns-repeated="3"/>
          <table:table-cell table:style-name="ce5" table:number-columns-repeated="2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15:47:37.6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50S</meta:editing-duration>
    <meta:editing-cycles>75</meta:editing-cycles>
    <meta:generator>LibreOffice/5.1.6.2$Windows_x86 LibreOffice_project/07ac168c60a517dba0f0d7bc7540f5afa45f0909</meta:generator>
    <dc:date>2019-12-06T16:26:30.999000000</dc:date>
    <dc:creator>labrak yanis</dc:creator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